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 table:style-name="Default" table:number-columns-repeated="4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.352171" calcext:value-type="float">
            <text:p>0.352171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.299016" calcext:value-type="float">
            <text:p>0.299016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.323428" calcext:value-type="float">
            <text:p>0.323428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.29674" calcext:value-type="float">
            <text:p>0.29674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.328548" calcext:value-type="float">
            <text:p>0.328548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.271676" calcext:value-type="float">
            <text:p>0.271676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.367816" calcext:value-type="float">
            <text:p>0.367816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.266759" calcext:value-type="float">
            <text:p>0.266759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.29131" calcext:value-type="float">
            <text:p>0.29131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.310762" calcext:value-type="float">
            <text:p>0.310762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.342072" calcext:value-type="float">
            <text:p>0.342072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.310238" calcext:value-type="float">
            <text:p>0.310238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.339039" calcext:value-type="float">
            <text:p>0.339039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.346872" calcext:value-type="float">
            <text:p>0.346872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.360338" calcext:value-type="float">
            <text:p>0.360338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.320977" calcext:value-type="float">
            <text:p>0.320977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.313324" calcext:value-type="float">
            <text:p>0.313324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.31392" calcext:value-type="float">
            <text:p>0.31392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.349024" calcext:value-type="float">
            <text:p>0.349024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.346554" calcext:value-type="float">
            <text:p>0.346554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.34794" calcext:value-type="float">
            <text:p>0.34794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.345085" calcext:value-type="float">
            <text:p>0.345085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.307964" calcext:value-type="float">
            <text:p>0.307964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.317386" calcext:value-type="float">
            <text:p>0.317386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91821" calcext:value-type="float">
            <text:p>0.891821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3585" calcext:value-type="float">
            <text:p>0.913585</text:p>
          </table:table-cell>
          <table:table-cell office:value-type="float" office:value="0.910505" calcext:value-type="float">
            <text:p>0.910505</text:p>
          </table:table-cell>
          <table:table-cell office:value-type="float" office:value="0.900911" calcext:value-type="float">
            <text:p>0.900911</text:p>
          </table:table-cell>
          <table:table-cell office:value-type="float" office:value="0.922944" calcext:value-type="float">
            <text:p>0.922944</text:p>
          </table:table-cell>
          <table:table-cell office:value-type="float" office:value="0.919246" calcext:value-type="float">
            <text:p>0.919246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0.908053" calcext:value-type="float">
            <text:p>0.908053</text:p>
          </table:table-cell>
          <table:table-cell office:value-type="float" office:value="0.944932" calcext:value-type="float">
            <text:p>0.944932</text:p>
          </table:table-cell>
          <table:table-cell office:value-type="float" office:value="0.944691" calcext:value-type="float">
            <text:p>0.94469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898513" calcext:value-type="float">
            <text:p>0.898513</text:p>
          </table:table-cell>
          <table:table-cell office:value-type="float" office:value="0.926798" calcext:value-type="float">
            <text:p>0.926798</text:p>
          </table:table-cell>
          <table:table-cell office:value-type="float" office:value="0.9024" calcext:value-type="float">
            <text:p>0.902400</text:p>
          </table:table-cell>
          <table:table-cell office:value-type="float" office:value="0.90134" calcext:value-type="float">
            <text:p>0.901340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909371" calcext:value-type="float">
            <text:p>0.909371</text:p>
          </table:table-cell>
          <table:table-cell office:value-type="float" office:value="0.921623" calcext:value-type="float">
            <text:p>0.921623</text:p>
          </table:table-cell>
          <table:table-cell office:value-type="float" office:value="0.913108" calcext:value-type="float">
            <text:p>0.91310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97026" calcext:value-type="float">
            <text:p>0.897026</text:p>
          </table:table-cell>
          <table:table-cell office:value-type="float" office:value="0.891079" calcext:value-type="float">
            <text:p>0.891079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6656" calcext:value-type="float">
            <text:p>0.916656</text:p>
          </table:table-cell>
          <table:table-cell office:value-type="float" office:value="0.91604" calcext:value-type="float">
            <text:p>0.916040</text:p>
          </table:table-cell>
          <table:table-cell table:style-name="ce2" office:value-type="float" office:value="0.303633" calcext:value-type="float">
            <text:p>0.303633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903376" calcext:value-type="float">
            <text:p>0.903376</text:p>
          </table:table-cell>
          <table:table-cell office:value-type="float" office:value="0.908104" calcext:value-type="float">
            <text:p>0.908104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90562" calcext:value-type="float">
            <text:p>0.905620</text:p>
          </table:table-cell>
          <table:table-cell office:value-type="float" office:value="0.90965" calcext:value-type="float">
            <text:p>0.909650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892723" calcext:value-type="float">
            <text:p>0.892723</text:p>
          </table:table-cell>
          <table:table-cell office:value-type="float" office:value="0.885933" calcext:value-type="float">
            <text:p>0.885933</text:p>
          </table:table-cell>
          <table:table-cell office:value-type="float" office:value="0.886205" calcext:value-type="float">
            <text:p>0.886205</text:p>
          </table:table-cell>
          <table:table-cell office:value-type="float" office:value="0.818767" calcext:value-type="float">
            <text:p>0.818767</text:p>
          </table:table-cell>
          <table:table-cell office:value-type="float" office:value="0.917184" calcext:value-type="float">
            <text:p>0.917184</text:p>
          </table:table-cell>
          <table:table-cell office:value-type="float" office:value="0.924878" calcext:value-type="float">
            <text:p>0.924878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936765" calcext:value-type="float">
            <text:p>0.936765</text:p>
          </table:table-cell>
          <table:table-cell office:value-type="float" office:value="0.928511" calcext:value-type="float">
            <text:p>0.928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1831" calcext:value-type="float">
            <text:p>0.918310</text:p>
          </table:table-cell>
          <table:table-cell office:value-type="float" office:value="0.836398" calcext:value-type="float">
            <text:p>0.836398</text:p>
          </table:table-cell>
          <table:table-cell office:value-type="float" office:value="0.803851" calcext:value-type="float">
            <text:p>0.80385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898921" calcext:value-type="float">
            <text:p>0.898921</text:p>
          </table:table-cell>
          <table:table-cell office:value-type="float" office:value="0.881509" calcext:value-type="float">
            <text:p>0.881509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913643" calcext:value-type="float">
            <text:p>0.913643</text:p>
          </table:table-cell>
          <table:table-cell office:value-type="float" office:value="0.90245" calcext:value-type="float">
            <text:p>0.902450</text:p>
          </table:table-cell>
          <table:table-cell office:value-type="float" office:value="0.906188" calcext:value-type="float">
            <text:p>0.906188</text:p>
          </table:table-cell>
          <table:table-cell office:value-type="float" office:value="0.871727" calcext:value-type="float">
            <text:p>0.871727</text:p>
          </table:table-cell>
          <table:table-cell office:value-type="float" office:value="0.901194" calcext:value-type="float">
            <text:p>0.901194</text:p>
          </table:table-cell>
          <table:table-cell office:value-type="float" office:value="0.93782" calcext:value-type="float">
            <text:p>0.937820</text:p>
          </table:table-cell>
          <table:table-cell office:value-type="float" office:value="0.941253" calcext:value-type="float">
            <text:p>0.941253</text:p>
          </table:table-cell>
          <table:table-cell office:value-type="float" office:value="0.904191" calcext:value-type="float">
            <text:p>0.904191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0.845853" calcext:value-type="float">
            <text:p>0.845853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0.854079" calcext:value-type="float">
            <text:p>0.854079</text:p>
          </table:table-cell>
          <table:table-cell office:value-type="float" office:value="0.807722" calcext:value-type="float">
            <text:p>0.807722</text:p>
          </table:table-cell>
          <table:table-cell office:value-type="float" office:value="0.871806" calcext:value-type="float">
            <text:p>0.871806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22386" calcext:value-type="float">
            <text:p>0.822386</text:p>
          </table:table-cell>
          <table:table-cell office:value-type="float" office:value="0.831481" calcext:value-type="float">
            <text:p>0.831481</text:p>
          </table:table-cell>
          <table:table-cell office:value-type="float" office:value="0.86843" calcext:value-type="float">
            <text:p>0.868430</text:p>
          </table:table-cell>
          <table:table-cell office:value-type="float" office:value="0.900277" calcext:value-type="float">
            <text:p>0.900277</text:p>
          </table:table-cell>
          <table:table-cell office:value-type="float" office:value="0.889043" calcext:value-type="float">
            <text:p>0.889043</text:p>
          </table:table-cell>
          <table:table-cell office:value-type="float" office:value="0.892305" calcext:value-type="float">
            <text:p>0.892305</text:p>
          </table:table-cell>
          <table:table-cell table:style-name="ce2" office:value-type="float" office:value="0.347324" calcext:value-type="float">
            <text:p>0.347324</text:p>
          </table:table-cell>
          <table:table-cell office:value-type="float" office:value="0.852333" calcext:value-type="float">
            <text:p>0.852333</text:p>
          </table:table-cell>
          <table:table-cell office:value-type="float" office:value="0.850154" calcext:value-type="float">
            <text:p>0.850154</text:p>
          </table:table-cell>
          <table:table-cell office:value-type="float" office:value="0.824257" calcext:value-type="float">
            <text:p>0.824257</text:p>
          </table:table-cell>
          <table:table-cell office:value-type="float" office:value="0.863687" calcext:value-type="float">
            <text:p>0.863687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866748" calcext:value-type="float">
            <text:p>0.866748</text:p>
          </table:table-cell>
          <table:table-cell office:value-type="float" office:value="0.86807" calcext:value-type="float">
            <text:p>0.868070</text:p>
          </table:table-cell>
          <table:table-cell office:value-type="float" office:value="0.835264" calcext:value-type="float">
            <text:p>0.835264</text:p>
          </table:table-cell>
          <table:table-cell office:value-type="float" office:value="0.788478" calcext:value-type="float">
            <text:p>0.788478</text:p>
          </table:table-cell>
          <table:table-cell office:value-type="float" office:value="0.792145" calcext:value-type="float">
            <text:p>0.792145</text:p>
          </table:table-cell>
          <table:table-cell office:value-type="float" office:value="0.902304" calcext:value-type="float">
            <text:p>0.902304</text:p>
          </table:table-cell>
          <table:table-cell office:value-type="float" office:value="0.892917" calcext:value-type="float">
            <text:p>0.892917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0.929953" calcext:value-type="float">
            <text:p>0.929953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23499" calcext:value-type="float">
            <text:p>0.9234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22483" calcext:value-type="float">
            <text:p>0.922483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0.850002" calcext:value-type="float">
            <text:p>0.850002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0.895215" calcext:value-type="float">
            <text:p>0.895215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0.919786" calcext:value-type="float">
            <text:p>0.919786</text:p>
          </table:table-cell>
          <table:table-cell office:value-type="float" office:value="0.909771" calcext:value-type="float">
            <text:p>0.909771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887065" calcext:value-type="float">
            <text:p>0.887065</text:p>
          </table:table-cell>
          <table:table-cell office:value-type="float" office:value="0.903287" calcext:value-type="float">
            <text:p>0.903287</text:p>
          </table:table-cell>
          <table:table-cell office:value-type="float" office:value="0.940907" calcext:value-type="float">
            <text:p>0.940907</text:p>
          </table:table-cell>
          <table:table-cell office:value-type="float" office:value="0.94272" calcext:value-type="float">
            <text:p>0.942720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0.910744" calcext:value-type="float">
            <text:p>0.910744</text:p>
          </table:table-cell>
          <table:table-cell office:value-type="float" office:value="0.868018" calcext:value-type="float">
            <text:p>0.868018</text:p>
          </table:table-cell>
          <table:table-cell office:value-type="float" office:value="0.916802" calcext:value-type="float">
            <text:p>0.916802</text:p>
          </table:table-cell>
          <table:table-cell office:value-type="float" office:value="0.882783" calcext:value-type="float">
            <text:p>0.882783</text:p>
          </table:table-cell>
          <table:table-cell office:value-type="float" office:value="0.875138" calcext:value-type="float">
            <text:p>0.875138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915219" calcext:value-type="float">
            <text:p>0.915219</text:p>
          </table:table-cell>
          <table:table-cell office:value-type="float" office:value="0.895024" calcext:value-type="float">
            <text:p>0.895024</text:p>
          </table:table-cell>
          <table:table-cell office:value-type="float" office:value="0.844376" calcext:value-type="float">
            <text:p>0.844376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85459" calcext:value-type="float">
            <text:p>0.885459</text:p>
          </table:table-cell>
          <table:table-cell office:value-type="float" office:value="0.908309" calcext:value-type="float">
            <text:p>0.908309</text:p>
          </table:table-cell>
          <table:table-cell office:value-type="float" office:value="0.900496" calcext:value-type="float">
            <text:p>0.900496</text:p>
          </table:table-cell>
          <table:table-cell office:value-type="float" office:value="0.903208" calcext:value-type="float">
            <text:p>0.903208</text:p>
          </table:table-cell>
          <table:table-cell office:value-type="float" office:value="0.849989" calcext:value-type="float">
            <text:p>0.849989</text:p>
          </table:table-cell>
          <table:table-cell table:style-name="ce2" office:value-type="float" office:value="0.345701" calcext:value-type="float">
            <text:p>0.345701</text:p>
          </table:table-cell>
          <table:table-cell office:value-type="float" office:value="0.880837" calcext:value-type="float">
            <text:p>0.880837</text:p>
          </table:table-cell>
          <table:table-cell office:value-type="float" office:value="0.85212" calcext:value-type="float">
            <text:p>0.852120</text:p>
          </table:table-cell>
          <table:table-cell office:value-type="float" office:value="0.880477" calcext:value-type="float">
            <text:p>0.880477</text:p>
          </table:table-cell>
          <table:table-cell office:value-type="float" office:value="0.889797" calcext:value-type="float">
            <text:p>0.889797</text:p>
          </table:table-cell>
          <table:table-cell office:value-type="float" office:value="0.882711" calcext:value-type="float">
            <text:p>0.882711</text:p>
          </table:table-cell>
          <table:table-cell office:value-type="float" office:value="0.884911" calcext:value-type="float">
            <text:p>0.884911</text:p>
          </table:table-cell>
          <table:table-cell office:value-type="float" office:value="0.860223" calcext:value-type="float">
            <text:p>0.860223</text:p>
          </table:table-cell>
          <table:table-cell office:value-type="float" office:value="0.835755" calcext:value-type="float">
            <text:p>0.835755</text:p>
          </table:table-cell>
          <table:table-cell office:value-type="float" office:value="0.837346" calcext:value-type="float">
            <text:p>0.837346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903564" calcext:value-type="float">
            <text:p>0.903564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931989" calcext:value-type="float">
            <text:p>0.931989</text:p>
          </table:table-cell>
          <table:table-cell office:value-type="float" office:value="0.934789" calcext:value-type="float">
            <text:p>0.934789</text:p>
          </table:table-cell>
          <table:table-cell office:value-type="float" office:value="0.927569" calcext:value-type="float">
            <text:p>0.927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84414" calcext:value-type="float">
            <text:p>0.844140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0.906144" calcext:value-type="float">
            <text:p>0.906144</text:p>
          </table:table-cell>
          <table:table-cell office:value-type="float" office:value="0.897463" calcext:value-type="float">
            <text:p>0.897463</text:p>
          </table:table-cell>
          <table:table-cell office:value-type="float" office:value="0.87657" calcext:value-type="float">
            <text:p>0.876570</text:p>
          </table:table-cell>
          <table:table-cell office:value-type="float" office:value="0.920074" calcext:value-type="float">
            <text:p>0.920074</text:p>
          </table:table-cell>
          <table:table-cell office:value-type="float" office:value="0.910562" calcext:value-type="float">
            <text:p>0.910562</text:p>
          </table:table-cell>
          <table:table-cell office:value-type="float" office:value="0.913888" calcext:value-type="float">
            <text:p>0.913888</text:p>
          </table:table-cell>
          <table:table-cell office:value-type="float" office:value="0.889237" calcext:value-type="float">
            <text:p>0.889237</text:p>
          </table:table-cell>
          <table:table-cell office:value-type="float" office:value="0.9033" calcext:value-type="float">
            <text:p>0.903300</text:p>
          </table:table-cell>
          <table:table-cell office:value-type="float" office:value="0.940348" calcext:value-type="float">
            <text:p>0.94034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11512" calcext:value-type="float">
            <text:p>0.911512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18351" calcext:value-type="float">
            <text:p>0.918351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879444" calcext:value-type="float">
            <text:p>0.879444</text:p>
          </table:table-cell>
          <table:table-cell office:value-type="float" office:value="0.848092" calcext:value-type="float">
            <text:p>0.848092</text:p>
          </table:table-cell>
          <table:table-cell office:value-type="float" office:value="0.890582" calcext:value-type="float">
            <text:p>0.890582</text:p>
          </table:table-cell>
          <table:table-cell office:value-type="float" office:value="0.914198" calcext:value-type="float">
            <text:p>0.914198</text:p>
          </table:table-cell>
          <table:table-cell office:value-type="float" office:value="0.899518" calcext:value-type="float">
            <text:p>0.899518</text:p>
          </table:table-cell>
          <table:table-cell office:value-type="float" office:value="0.842214" calcext:value-type="float">
            <text:p>0.842214</text:p>
          </table:table-cell>
          <table:table-cell office:value-type="float" office:value="0.857615" calcext:value-type="float">
            <text:p>0.857615</text:p>
          </table:table-cell>
          <table:table-cell office:value-type="float" office:value="0.863003" calcext:value-type="float">
            <text:p>0.863003</text:p>
          </table:table-cell>
          <table:table-cell office:value-type="float" office:value="0.888129" calcext:value-type="float">
            <text:p>0.888129</text:p>
          </table:table-cell>
          <table:table-cell office:value-type="float" office:value="0.909321" calcext:value-type="float">
            <text:p>0.909321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75931" calcext:value-type="float">
            <text:p>0.875931</text:p>
          </table:table-cell>
          <table:table-cell table:style-name="ce2" office:value-type="float" office:value="0.345456" calcext:value-type="float">
            <text:p>0.345456</text:p>
          </table:table-cell>
          <table:table-cell office:value-type="float" office:value="0.85831" calcext:value-type="float">
            <text:p>0.858310</text:p>
          </table:table-cell>
          <table:table-cell office:value-type="float" office:value="0.883442" calcext:value-type="float">
            <text:p>0.883442</text:p>
          </table:table-cell>
          <table:table-cell office:value-type="float" office:value="0.892527" calcext:value-type="float">
            <text:p>0.892527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865686" calcext:value-type="float">
            <text:p>0.865686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0.910541" calcext:value-type="float">
            <text:p>0.910541</text:p>
          </table:table-cell>
          <table:table-cell office:value-type="float" office:value="0.903934" calcext:value-type="float">
            <text:p>0.903934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34633" calcext:value-type="float">
            <text:p>0.934633</text:p>
          </table:table-cell>
          <table:table-cell office:value-type="float" office:value="0.927409" calcext:value-type="float">
            <text:p>0.9274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43619" calcext:value-type="float">
            <text:p>0.843619</text:p>
          </table:table-cell>
          <table:table-cell office:value-type="float" office:value="0.812313" calcext:value-type="float">
            <text:p>0.812313</text:p>
          </table:table-cell>
          <table:table-cell office:value-type="float" office:value="0.907539" calcext:value-type="float">
            <text:p>0.907539</text:p>
          </table:table-cell>
          <table:table-cell office:value-type="float" office:value="0.895557" calcext:value-type="float">
            <text:p>0.895557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42927" calcext:value-type="float">
            <text:p>0.842927</text:p>
          </table:table-cell>
          <table:table-cell office:value-type="float" office:value="0.910874" calcext:value-type="float">
            <text:p>0.910874</text:p>
          </table:table-cell>
          <table:table-cell office:value-type="float" office:value="0.898706" calcext:value-type="float">
            <text:p>0.898706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86284" calcext:value-type="float">
            <text:p>0.862840</text:p>
          </table:table-cell>
          <table:table-cell office:value-type="float" office:value="0.901204" calcext:value-type="float">
            <text:p>0.901204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.939782" calcext:value-type="float">
            <text:p>0.939782</text:p>
          </table:table-cell>
          <table:table-cell office:value-type="float" office:value="0.901312" calcext:value-type="float">
            <text:p>0.901312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35275" calcext:value-type="float">
            <text:p>0.835275</text:p>
          </table:table-cell>
          <table:table-cell office:value-type="float" office:value="0.903007" calcext:value-type="float">
            <text:p>0.903007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793428" calcext:value-type="float">
            <text:p>0.793428</text:p>
          </table:table-cell>
          <table:table-cell office:value-type="float" office:value="0.863524" calcext:value-type="float">
            <text:p>0.863524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01596" calcext:value-type="float">
            <text:p>0.801596</text:p>
          </table:table-cell>
          <table:table-cell office:value-type="float" office:value="0.81819" calcext:value-type="float">
            <text:p>0.818190</text:p>
          </table:table-cell>
          <table:table-cell office:value-type="float" office:value="0.821464" calcext:value-type="float">
            <text:p>0.821464</text:p>
          </table:table-cell>
          <table:table-cell office:value-type="float" office:value="0.860686" calcext:value-type="float">
            <text:p>0.860686</text:p>
          </table:table-cell>
          <table:table-cell office:value-type="float" office:value="0.896828" calcext:value-type="float">
            <text:p>0.896828</text:p>
          </table:table-cell>
          <table:table-cell office:value-type="float" office:value="0.882232" calcext:value-type="float">
            <text:p>0.882232</text:p>
          </table:table-cell>
          <table:table-cell office:value-type="float" office:value="0.887547" calcext:value-type="float">
            <text:p>0.887547</text:p>
          </table:table-cell>
          <table:table-cell office:value-type="float" office:value="0.815377" calcext:value-type="float">
            <text:p>0.815377</text:p>
          </table:table-cell>
          <table:table-cell office:value-type="float" office:value="0.845286" calcext:value-type="float">
            <text:p>0.845286</text:p>
          </table:table-cell>
          <table:table-cell office:value-type="float" office:value="0.855568" calcext:value-type="float">
            <text:p>0.855568</text:p>
          </table:table-cell>
          <table:table-cell table:style-name="ce2" office:value-type="float" office:value="0.341094" calcext:value-type="float">
            <text:p>0.341094</text:p>
          </table:table-cell>
          <table:table-cell office:value-type="float" office:value="0.812086" calcext:value-type="float">
            <text:p>0.812086</text:p>
          </table:table-cell>
          <table:table-cell office:value-type="float" office:value="0.865257" calcext:value-type="float">
            <text:p>0.865257</text:p>
          </table:table-cell>
          <table:table-cell office:value-type="float" office:value="0.856997" calcext:value-type="float">
            <text:p>0.856997</text:p>
          </table:table-cell>
          <table:table-cell office:value-type="float" office:value="0.861201" calcext:value-type="float">
            <text:p>0.861201</text:p>
          </table:table-cell>
          <table:table-cell office:value-type="float" office:value="0.825857" calcext:value-type="float">
            <text:p>0.825857</text:p>
          </table:table-cell>
          <table:table-cell office:value-type="float" office:value="0.790827" calcext:value-type="float">
            <text:p>0.790827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885856" calcext:value-type="float">
            <text:p>0.885856</text:p>
          </table:table-cell>
          <table:table-cell office:value-type="float" office:value="0.917501" calcext:value-type="float">
            <text:p>0.917501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932587" calcext:value-type="float">
            <text:p>0.932587</text:p>
          </table:table-cell>
          <table:table-cell office:value-type="float" office:value="0.922075" calcext:value-type="float">
            <text:p>0.9220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876831" calcext:value-type="float">
            <text:p>0.876831</text:p>
          </table:table-cell>
          <table:table-cell office:value-type="float" office:value="0.860644" calcext:value-type="float">
            <text:p>0.860644</text:p>
          </table:table-cell>
          <table:table-cell office:value-type="float" office:value="0.914278" calcext:value-type="float">
            <text:p>0.914278</text:p>
          </table:table-cell>
          <table:table-cell office:value-type="float" office:value="0.906272" calcext:value-type="float">
            <text:p>0.906272</text:p>
          </table:table-cell>
          <table:table-cell office:value-type="float" office:value="0.899097" calcext:value-type="float">
            <text:p>0.899097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0.920261" calcext:value-type="float">
            <text:p>0.920261</text:p>
          </table:table-cell>
          <table:table-cell office:value-type="float" office:value="0.909391" calcext:value-type="float">
            <text:p>0.909391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889866" calcext:value-type="float">
            <text:p>0.889866</text:p>
          </table:table-cell>
          <table:table-cell office:value-type="float" office:value="0.901636" calcext:value-type="float">
            <text:p>0.901636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0.911832" calcext:value-type="float">
            <text:p>0.911832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885657" calcext:value-type="float">
            <text:p>0.885657</text:p>
          </table:table-cell>
          <table:table-cell office:value-type="float" office:value="0.881771" calcext:value-type="float">
            <text:p>0.881771</text:p>
          </table:table-cell>
          <table:table-cell office:value-type="float" office:value="0.853843" calcext:value-type="float">
            <text:p>0.853843</text:p>
          </table:table-cell>
          <table:table-cell office:value-type="float" office:value="0.890896" calcext:value-type="float">
            <text:p>0.890896</text:p>
          </table:table-cell>
          <table:table-cell office:value-type="float" office:value="0.915172" calcext:value-type="float">
            <text:p>0.915172</text:p>
          </table:table-cell>
          <table:table-cell office:value-type="float" office:value="0.899458" calcext:value-type="float">
            <text:p>0.899458</text:p>
          </table:table-cell>
          <table:table-cell office:value-type="float" office:value="0.857082" calcext:value-type="float">
            <text:p>0.857082</text:p>
          </table:table-cell>
          <table:table-cell office:value-type="float" office:value="0.866481" calcext:value-type="float">
            <text:p>0.86648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0158" calcext:value-type="float">
            <text:p>0.890158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0.886564" calcext:value-type="float">
            <text:p>0.886564</text:p>
          </table:table-cell>
          <table:table-cell office:value-type="float" office:value="0.817799" calcext:value-type="float">
            <text:p>0.817799</text:p>
          </table:table-cell>
          <table:table-cell table:style-name="ce2" office:value-type="float" office:value="0.338969" calcext:value-type="float">
            <text:p>0.338969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85551" calcext:value-type="float">
            <text:p>0.885551</text:p>
          </table:table-cell>
          <table:table-cell office:value-type="float" office:value="0.890081" calcext:value-type="float">
            <text:p>0.890081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0.849593" calcext:value-type="float">
            <text:p>0.849593</text:p>
          </table:table-cell>
          <table:table-cell office:value-type="float" office:value="0.850565" calcext:value-type="float">
            <text:p>0.85056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0.904224" calcext:value-type="float">
            <text:p>0.904224</text:p>
          </table:table-cell>
          <table:table-cell office:value-type="float" office:value="0.923817" calcext:value-type="float">
            <text:p>0.923817</text:p>
          </table:table-cell>
          <table:table-cell office:value-type="float" office:value="0.931054" calcext:value-type="float">
            <text:p>0.931054</text:p>
          </table:table-cell>
          <table:table-cell office:value-type="float" office:value="0.933587" calcext:value-type="float">
            <text:p>0.933587</text:p>
          </table:table-cell>
          <table:table-cell office:value-type="float" office:value="0.927477" calcext:value-type="float">
            <text:p>0.927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4389" calcext:value-type="float">
            <text:p>0.924389</text:p>
          </table:table-cell>
          <table:table-cell office:value-type="float" office:value="0.88693" calcext:value-type="float">
            <text:p>0.886930</text:p>
          </table:table-cell>
          <table:table-cell office:value-type="float" office:value="0.87135" calcext:value-type="float">
            <text:p>0.871350</text:p>
          </table:table-cell>
          <table:table-cell office:value-type="float" office:value="0.915568" calcext:value-type="float">
            <text:p>0.915568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04586" calcext:value-type="float">
            <text:p>0.904586</text:p>
          </table:table-cell>
          <table:table-cell office:value-type="float" office:value="0.885078" calcext:value-type="float">
            <text:p>0.885078</text:p>
          </table:table-cell>
          <table:table-cell office:value-type="float" office:value="0.921818" calcext:value-type="float">
            <text:p>0.921818</text:p>
          </table:table-cell>
          <table:table-cell office:value-type="float" office:value="0.912799" calcext:value-type="float">
            <text:p>0.912799</text:p>
          </table:table-cell>
          <table:table-cell office:value-type="float" office:value="0.916464" calcext:value-type="float">
            <text:p>0.916464</text:p>
          </table:table-cell>
          <table:table-cell office:value-type="float" office:value="0.899176" calcext:value-type="float">
            <text:p>0.899176</text:p>
          </table:table-cell>
          <table:table-cell office:value-type="float" office:value="0.906846" calcext:value-type="float">
            <text:p>0.906846</text:p>
          </table:table-cell>
          <table:table-cell office:value-type="float" office:value="0.942619" calcext:value-type="float">
            <text:p>0.942619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14015" calcext:value-type="float">
            <text:p>0.914015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0.881822" calcext:value-type="float">
            <text:p>0.881822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90002" calcext:value-type="float">
            <text:p>0.890002</text:p>
          </table:table-cell>
          <table:table-cell office:value-type="float" office:value="0.88968" calcext:value-type="float">
            <text:p>0.889680</text:p>
          </table:table-cell>
          <table:table-cell office:value-type="float" office:value="0.864169" calcext:value-type="float">
            <text:p>0.864169</text:p>
          </table:table-cell>
          <table:table-cell office:value-type="float" office:value="0.896005" calcext:value-type="float">
            <text:p>0.896005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0.904042" calcext:value-type="float">
            <text:p>0.904042</text:p>
          </table:table-cell>
          <table:table-cell office:value-type="float" office:value="0.867553" calcext:value-type="float">
            <text:p>0.867553</text:p>
          </table:table-cell>
          <table:table-cell office:value-type="float" office:value="0.876072" calcext:value-type="float">
            <text:p>0.876072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96606" calcext:value-type="float">
            <text:p>0.896606</text:p>
          </table:table-cell>
          <table:table-cell office:value-type="float" office:value="0.912969" calcext:value-type="float">
            <text:p>0.912969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907651" calcext:value-type="float">
            <text:p>0.907651</text:p>
          </table:table-cell>
          <table:table-cell office:value-type="float" office:value="0.871339" calcext:value-type="float">
            <text:p>0.871339</text:p>
          </table:table-cell>
          <table:table-cell office:value-type="float" office:value="0.888067" calcext:value-type="float">
            <text:p>0.888067</text:p>
          </table:table-cell>
          <table:table-cell office:value-type="float" office:value="0.89484" calcext:value-type="float">
            <text:p>0.894840</text:p>
          </table:table-cell>
          <table:table-cell office:value-type="float" office:value="0.870167" calcext:value-type="float">
            <text:p>0.870167</text:p>
          </table:table-cell>
          <table:table-cell office:value-type="float" office:value="0.891821" calcext:value-type="float">
            <text:p>0.891821</text:p>
          </table:table-cell>
          <table:table-cell table:style-name="ce2" office:value-type="float" office:value="0.313368" calcext:value-type="float">
            <text:p>0.313368</text:p>
          </table:table-cell>
          <table:table-cell office:value-type="float" office:value="0.889772" calcext:value-type="float">
            <text:p>0.889772</text:p>
          </table:table-cell>
          <table:table-cell office:value-type="float" office:value="0.895885" calcext:value-type="float">
            <text:p>0.895885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61248" calcext:value-type="float">
            <text:p>0.861248</text:p>
          </table:table-cell>
          <table:table-cell office:value-type="float" office:value="0.862431" calcext:value-type="float">
            <text:p>0.862431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0657" calcext:value-type="float">
            <text:p>0.906570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31711" calcext:value-type="float">
            <text:p>0.931711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2804" calcext:value-type="float">
            <text:p>0.9280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497" calcext:value-type="float">
            <text:p>0.924970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6328" calcext:value-type="float">
            <text:p>0.916328</text:p>
          </table:table-cell>
          <table:table-cell office:value-type="float" office:value="0.908036" calcext:value-type="float">
            <text:p>0.908036</text:p>
          </table:table-cell>
          <table:table-cell office:value-type="float" office:value="0.903214" calcext:value-type="float">
            <text:p>0.903214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0.91639" calcext:value-type="float">
            <text:p>0.916390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6832" calcext:value-type="float">
            <text:p>0.906832</text:p>
          </table:table-cell>
          <table:table-cell office:value-type="float" office:value="0.943378" calcext:value-type="float">
            <text:p>0.943378</text:p>
          </table:table-cell>
          <table:table-cell office:value-type="float" office:value="0.944001" calcext:value-type="float">
            <text:p>0.944001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2725" calcext:value-type="float">
            <text:p>0.912725</text:p>
          </table:table-cell>
          <table:table-cell office:value-type="float" office:value="0.878263" calcext:value-type="float">
            <text:p>0.878263</text:p>
          </table:table-cell>
          <table:table-cell office:value-type="float" office:value="0.921014" calcext:value-type="float">
            <text:p>0.921014</text:p>
          </table:table-cell>
          <table:table-cell office:value-type="float" office:value="0.888232" calcext:value-type="float">
            <text:p>0.888232</text:p>
          </table:table-cell>
          <table:table-cell office:value-type="float" office:value="0.886638" calcext:value-type="float">
            <text:p>0.886638</text:p>
          </table:table-cell>
          <table:table-cell office:value-type="float" office:value="0.859184" calcext:value-type="float">
            <text:p>0.85918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91804" calcext:value-type="float">
            <text:p>0.918040</text:p>
          </table:table-cell>
          <table:table-cell office:value-type="float" office:value="0.902611" calcext:value-type="float">
            <text:p>0.902611</text:p>
          </table:table-cell>
          <table:table-cell office:value-type="float" office:value="0.862592" calcext:value-type="float">
            <text:p>0.862592</text:p>
          </table:table-cell>
          <table:table-cell office:value-type="float" office:value="0.872231" calcext:value-type="float">
            <text:p>0.872231</text:p>
          </table:table-cell>
          <table:table-cell office:value-type="float" office:value="0.872875" calcext:value-type="float">
            <text:p>0.872875</text:p>
          </table:table-cell>
          <table:table-cell office:value-type="float" office:value="0.89424" calcext:value-type="float">
            <text:p>0.894240</text:p>
          </table:table-cell>
          <table:table-cell office:value-type="float" office:value="0.912697" calcext:value-type="float">
            <text:p>0.912697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867074" calcext:value-type="float">
            <text:p>0.867074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892459" calcext:value-type="float">
            <text:p>0.892459</text:p>
          </table:table-cell>
          <table:table-cell office:value-type="float" office:value="0.866719" calcext:value-type="float">
            <text:p>0.866719</text:p>
          </table:table-cell>
          <table:table-cell office:value-type="float" office:value="0.890041" calcext:value-type="float">
            <text:p>0.890041</text:p>
          </table:table-cell>
          <table:table-cell office:value-type="float" office:value="0.89531" calcext:value-type="float">
            <text:p>0.895310</text:p>
          </table:table-cell>
          <table:table-cell table:style-name="ce2" office:value-type="float" office:value="0.338033" calcext:value-type="float">
            <text:p>0.338033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874907" calcext:value-type="float">
            <text:p>0.874907</text:p>
          </table:table-cell>
          <table:table-cell office:value-type="float" office:value="0.855548" calcext:value-type="float">
            <text:p>0.855548</text:p>
          </table:table-cell>
          <table:table-cell office:value-type="float" office:value="0.85702" calcext:value-type="float">
            <text:p>0.857020</text:p>
          </table:table-cell>
          <table:table-cell office:value-type="float" office:value="0.911157" calcext:value-type="float">
            <text:p>0.911157</text:p>
          </table:table-cell>
          <table:table-cell office:value-type="float" office:value="0.906575" calcext:value-type="float">
            <text:p>0.906575</text:p>
          </table:table-cell>
          <table:table-cell office:value-type="float" office:value="0.925118" calcext:value-type="float">
            <text:p>0.925118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0.936019" calcext:value-type="float">
            <text:p>0.936019</text:p>
          </table:table-cell>
          <table:table-cell office:value-type="float" office:value="0.928746" calcext:value-type="float">
            <text:p>0.9287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881935" calcext:value-type="float">
            <text:p>0.881935</text:p>
          </table:table-cell>
          <table:table-cell office:value-type="float" office:value="0.863982" calcext:value-type="float">
            <text:p>0.863982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0807" calcext:value-type="float">
            <text:p>0.908070</text:p>
          </table:table-cell>
          <table:table-cell office:value-type="float" office:value="0.896658" calcext:value-type="float">
            <text:p>0.896658</text:p>
          </table:table-cell>
          <table:table-cell office:value-type="float" office:value="0.88094" calcext:value-type="float">
            <text:p>0.880940</text:p>
          </table:table-cell>
          <table:table-cell office:value-type="float" office:value="0.919397" calcext:value-type="float">
            <text:p>0.919397</text:p>
          </table:table-cell>
          <table:table-cell office:value-type="float" office:value="0.912726" calcext:value-type="float">
            <text:p>0.912726</text:p>
          </table:table-cell>
          <table:table-cell office:value-type="float" office:value="0.913395" calcext:value-type="float">
            <text:p>0.913395</text:p>
          </table:table-cell>
          <table:table-cell office:value-type="float" office:value="0.896503" calcext:value-type="float">
            <text:p>0.896503</text:p>
          </table:table-cell>
          <table:table-cell office:value-type="float" office:value="0.909101" calcext:value-type="float">
            <text:p>0.909101</text:p>
          </table:table-cell>
          <table:table-cell office:value-type="float" office:value="0.941521" calcext:value-type="float">
            <text:p>0.941521</text:p>
          </table:table-cell>
          <table:table-cell office:value-type="float" office:value="0.94299" calcext:value-type="float">
            <text:p>0.942990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911515" calcext:value-type="float">
            <text:p>0.911515</text:p>
          </table:table-cell>
          <table:table-cell office:value-type="float" office:value="0.876564" calcext:value-type="float">
            <text:p>0.876564</text:p>
          </table:table-cell>
          <table:table-cell office:value-type="float" office:value="0.918081" calcext:value-type="float">
            <text:p>0.918081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93797" calcext:value-type="float">
            <text:p>0.893797</text:p>
          </table:table-cell>
          <table:table-cell office:value-type="float" office:value="0.915212" calcext:value-type="float">
            <text:p>0.915212</text:p>
          </table:table-cell>
          <table:table-cell office:value-type="float" office:value="0.901777" calcext:value-type="float">
            <text:p>0.901777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869623" calcext:value-type="float">
            <text:p>0.869623</text:p>
          </table:table-cell>
          <table:table-cell office:value-type="float" office:value="0.860813" calcext:value-type="float">
            <text:p>0.860813</text:p>
          </table:table-cell>
          <table:table-cell office:value-type="float" office:value="0.88743" calcext:value-type="float">
            <text:p>0.887430</text:p>
          </table:table-cell>
          <table:table-cell office:value-type="float" office:value="0.908818" calcext:value-type="float">
            <text:p>0.908818</text:p>
          </table:table-cell>
          <table:table-cell office:value-type="float" office:value="0.905499" calcext:value-type="float">
            <text:p>0.905499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863706" calcext:value-type="float">
            <text:p>0.863706</text:p>
          </table:table-cell>
          <table:table-cell office:value-type="float" office:value="0.882349" calcext:value-type="float">
            <text:p>0.882349</text:p>
          </table:table-cell>
          <table:table-cell office:value-type="float" office:value="0.889456" calcext:value-type="float">
            <text:p>0.889456</text:p>
          </table:table-cell>
          <table:table-cell office:value-type="float" office:value="0.865656" calcext:value-type="float">
            <text:p>0.865656</text:p>
          </table:table-cell>
          <table:table-cell office:value-type="float" office:value="0.887954" calcext:value-type="float">
            <text:p>0.887954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888297" calcext:value-type="float">
            <text:p>0.888297</text:p>
          </table:table-cell>
          <table:table-cell table:style-name="ce2" office:value-type="float" office:value="0.346696" calcext:value-type="float">
            <text:p>0.346696</text:p>
          </table:table-cell>
          <table:table-cell office:value-type="float" office:value="0.863767" calcext:value-type="float">
            <text:p>0.863767</text:p>
          </table:table-cell>
          <table:table-cell office:value-type="float" office:value="0.853027" calcext:value-type="float">
            <text:p>0.853027</text:p>
          </table:table-cell>
          <table:table-cell office:value-type="float" office:value="0.85428" calcext:value-type="float">
            <text:p>0.854280</text:p>
          </table:table-cell>
          <table:table-cell office:value-type="float" office:value="0.908757" calcext:value-type="float">
            <text:p>0.908757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2277" calcext:value-type="float">
            <text:p>0.922770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35699" calcext:value-type="float">
            <text:p>0.935699</text:p>
          </table:table-cell>
          <table:table-cell office:value-type="float" office:value="0.926437" calcext:value-type="float">
            <text:p>0.926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9472" calcext:value-type="float">
            <text:p>0.919472</text:p>
          </table:table-cell>
          <table:table-cell office:value-type="float" office:value="0.858349" calcext:value-type="float">
            <text:p>0.858349</text:p>
          </table:table-cell>
          <table:table-cell office:value-type="float" office:value="0.830107" calcext:value-type="float">
            <text:p>0.830107</text:p>
          </table:table-cell>
          <table:table-cell office:value-type="float" office:value="0.910588" calcext:value-type="float">
            <text:p>0.910588</text:p>
          </table:table-cell>
          <table:table-cell office:value-type="float" office:value="0.901143" calcext:value-type="float">
            <text:p>0.901143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0.857755" calcext:value-type="float">
            <text:p>0.857755</text:p>
          </table:table-cell>
          <table:table-cell office:value-type="float" office:value="0.913293" calcext:value-type="float">
            <text:p>0.913293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877857" calcext:value-type="float">
            <text:p>0.877857</text:p>
          </table:table-cell>
          <table:table-cell office:value-type="float" office:value="0.902512" calcext:value-type="float">
            <text:p>0.902512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0.90395" calcext:value-type="float">
            <text:p>0.903950</text:p>
          </table:table-cell>
          <table:table-cell office:value-type="float" office:value="0.901952" calcext:value-type="float">
            <text:p>0.901952</text:p>
          </table:table-cell>
          <table:table-cell office:value-type="float" office:value="0.85117" calcext:value-type="float">
            <text:p>0.8511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0.871498" calcext:value-type="float">
            <text:p>0.871498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5878" calcext:value-type="float">
            <text:p>0.795878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0.908707" calcext:value-type="float">
            <text:p>0.908707</text:p>
          </table:table-cell>
          <table:table-cell office:value-type="float" office:value="0.889069" calcext:value-type="float">
            <text:p>0.889069</text:p>
          </table:table-cell>
          <table:table-cell office:value-type="float" office:value="0.821753" calcext:value-type="float">
            <text:p>0.821753</text:p>
          </table:table-cell>
          <table:table-cell office:value-type="float" office:value="0.836379" calcext:value-type="float">
            <text:p>0.83637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0.892781" calcext:value-type="float">
            <text:p>0.892781</text:p>
          </table:table-cell>
          <table:table-cell office:value-type="float" office:value="0.890712" calcext:value-type="float">
            <text:p>0.890712</text:p>
          </table:table-cell>
          <table:table-cell office:value-type="float" office:value="0.831983" calcext:value-type="float">
            <text:p>0.831983</text:p>
          </table:table-cell>
          <table:table-cell office:value-type="float" office:value="0.858188" calcext:value-type="float">
            <text:p>0.858188</text:p>
          </table:table-cell>
          <table:table-cell office:value-type="float" office:value="0.868103" calcext:value-type="float">
            <text:p>0.868103</text:p>
          </table:table-cell>
          <table:table-cell office:value-type="float" office:value="0.831843" calcext:value-type="float">
            <text:p>0.831843</text:p>
          </table:table-cell>
          <table:table-cell office:value-type="float" office:value="0.868646" calcext:value-type="float">
            <text:p>0.868646</text:p>
          </table:table-cell>
          <table:table-cell office:value-type="float" office:value="0.878914" calcext:value-type="float">
            <text:p>0.87891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0.864594" calcext:value-type="float">
            <text:p>0.864594</text:p>
          </table:table-cell>
          <table:table-cell table:style-name="ce2" office:value-type="float" office:value="0.360203" calcext:value-type="float">
            <text:p>0.360203</text:p>
          </table:table-cell>
          <table:table-cell office:value-type="float" office:value="0.810668" calcext:value-type="float">
            <text:p>0.810668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900631" calcext:value-type="float">
            <text:p>0.90063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930874" calcext:value-type="float">
            <text:p>0.930874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923062" calcext:value-type="float">
            <text:p>0.9230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1571" calcext:value-type="float">
            <text:p>0.915710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781066" calcext:value-type="float">
            <text:p>0.781066</text:p>
          </table:table-cell>
          <table:table-cell office:value-type="float" office:value="0.905478" calcext:value-type="float">
            <text:p>0.905478</text:p>
          </table:table-cell>
          <table:table-cell office:value-type="float" office:value="0.893616" calcext:value-type="float">
            <text:p>0.893616</text:p>
          </table:table-cell>
          <table:table-cell office:value-type="float" office:value="0.868915" calcext:value-type="float">
            <text:p>0.868915</text:p>
          </table:table-cell>
          <table:table-cell office:value-type="float" office:value="0.835679" calcext:value-type="float">
            <text:p>0.835679</text:p>
          </table:table-cell>
          <table:table-cell office:value-type="float" office:value="0.909494" calcext:value-type="float">
            <text:p>0.909494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59008" calcext:value-type="float">
            <text:p>0.85900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0.935835" calcext:value-type="float">
            <text:p>0.935835</text:p>
          </table:table-cell>
          <table:table-cell office:value-type="float" office:value="0.940399" calcext:value-type="float">
            <text:p>0.94039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0.896167" calcext:value-type="float">
            <text:p>0.896167</text:p>
          </table:table-cell>
          <table:table-cell office:value-type="float" office:value="0.82595" calcext:value-type="float">
            <text:p>0.825950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85447" calcext:value-type="float">
            <text:p>0.854470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858151" calcext:value-type="float">
            <text:p>0.858151</text:p>
          </table:table-cell>
          <table:table-cell office:value-type="float" office:value="0.904068" calcext:value-type="float">
            <text:p>0.904068</text:p>
          </table:table-cell>
          <table:table-cell office:value-type="float" office:value="0.876064" calcext:value-type="float">
            <text:p>0.876064</text:p>
          </table:table-cell>
          <table:table-cell office:value-type="float" office:value="0.763218" calcext:value-type="float">
            <text:p>0.763218</text:p>
          </table:table-cell>
          <table:table-cell office:value-type="float" office:value="0.793425" calcext:value-type="float">
            <text:p>0.793425</text:p>
          </table:table-cell>
          <table:table-cell office:value-type="float" office:value="0.807185" calcext:value-type="float">
            <text:p>0.807185</text:p>
          </table:table-cell>
          <table:table-cell office:value-type="float" office:value="0.852413" calcext:value-type="float">
            <text:p>0.852413</text:p>
          </table:table-cell>
          <table:table-cell office:value-type="float" office:value="0.893923" calcext:value-type="float">
            <text:p>0.89392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835173" calcext:value-type="float">
            <text:p>0.835173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0.849392" calcext:value-type="float">
            <text:p>0.849392</text:p>
          </table:table-cell>
          <table:table-cell office:value-type="float" office:value="0.860564" calcext:value-type="float">
            <text:p>0.860564</text:p>
          </table:table-cell>
          <table:table-cell office:value-type="float" office:value="0.852609" calcext:value-type="float">
            <text:p>0.852609</text:p>
          </table:table-cell>
          <table:table-cell office:value-type="float" office:value="0.853161" calcext:value-type="float">
            <text:p>0.853161</text:p>
          </table:table-cell>
          <table:table-cell office:value-type="float" office:value="0.810932" calcext:value-type="float">
            <text:p>0.810932</text:p>
          </table:table-cell>
          <table:table-cell table:style-name="ce2" office:value-type="float" office:value="0.355962" calcext:value-type="float">
            <text:p>0.355962</text:p>
          </table:table-cell>
          <table:table-cell office:value-type="float" office:value="0.553524" calcext:value-type="float">
            <text:p>0.55352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0.883688" calcext:value-type="float">
            <text:p>0.883688</text:p>
          </table:table-cell>
          <table:table-cell office:value-type="float" office:value="0.916419" calcext:value-type="float">
            <text:p>0.916419</text:p>
          </table:table-cell>
          <table:table-cell office:value-type="float" office:value="0.929308" calcext:value-type="float">
            <text:p>0.929308</text:p>
          </table:table-cell>
          <table:table-cell office:value-type="float" office:value="0.932881" calcext:value-type="float">
            <text:p>0.932881</text:p>
          </table:table-cell>
          <table:table-cell office:value-type="float" office:value="0.920956" calcext:value-type="float">
            <text:p>0.9209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82847" calcext:value-type="float">
            <text:p>0.828470</text:p>
          </table:table-cell>
          <table:table-cell office:value-type="float" office:value="0.786872" calcext:value-type="float">
            <text:p>0.786872</text:p>
          </table:table-cell>
          <table:table-cell office:value-type="float" office:value="0.907249" calcext:value-type="float">
            <text:p>0.907249</text:p>
          </table:table-cell>
          <table:table-cell office:value-type="float" office:value="0.895909" calcext:value-type="float">
            <text:p>0.895909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91141" calcext:value-type="float">
            <text:p>0.911410</text:p>
          </table:table-cell>
          <table:table-cell office:value-type="float" office:value="0.899195" calcext:value-type="float">
            <text:p>0.899195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862527" calcext:value-type="float">
            <text:p>0.862527</text:p>
          </table:table-cell>
          <table:table-cell office:value-type="float" office:value="0.90303" calcext:value-type="float">
            <text:p>0.903030</text:p>
          </table:table-cell>
          <table:table-cell office:value-type="float" office:value="0.93725" calcext:value-type="float">
            <text:p>0.937250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898717" calcext:value-type="float">
            <text:p>0.898717</text:p>
          </table:table-cell>
          <table:table-cell office:value-type="float" office:value="0.830593" calcext:value-type="float">
            <text:p>0.830593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58745" calcext:value-type="float">
            <text:p>0.858745</text:p>
          </table:table-cell>
          <table:table-cell office:value-type="float" office:value="0.839456" calcext:value-type="float">
            <text:p>0.839456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906354" calcext:value-type="float">
            <text:p>0.906354</text:p>
          </table:table-cell>
          <table:table-cell office:value-type="float" office:value="0.879067" calcext:value-type="float">
            <text:p>0.879067</text:p>
          </table:table-cell>
          <table:table-cell office:value-type="float" office:value="0.770118" calcext:value-type="float">
            <text:p>0.77011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7078" calcext:value-type="float">
            <text:p>0.857078</text:p>
          </table:table-cell>
          <table:table-cell office:value-type="float" office:value="0.896696" calcext:value-type="float">
            <text:p>0.896696</text:p>
          </table:table-cell>
          <table:table-cell office:value-type="float" office:value="0.882028" calcext:value-type="float">
            <text:p>0.882028</text:p>
          </table:table-cell>
          <table:table-cell office:value-type="float" office:value="0.886723" calcext:value-type="float">
            <text:p>0.886723</text:p>
          </table:table-cell>
          <table:table-cell office:value-type="float" office:value="0.790809" calcext:value-type="float">
            <text:p>0.790809</text:p>
          </table:table-cell>
          <table:table-cell office:value-type="float" office:value="0.83856" calcext:value-type="float">
            <text:p>0.838560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4673" calcext:value-type="float">
            <text:p>0.864673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0.817227" calcext:value-type="float">
            <text:p>0.817227</text:p>
          </table:table-cell>
          <table:table-cell office:value-type="float" office:value="0.554324" calcext:value-type="float">
            <text:p>0.554324</text:p>
          </table:table-cell>
          <table:table-cell table:style-name="ce2" office:value-type="float" office:value="0.351985" calcext:value-type="float">
            <text:p>0.351985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18076" calcext:value-type="float">
            <text:p>0.918076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33844" calcext:value-type="float">
            <text:p>0.933844</text:p>
          </table:table-cell>
          <table:table-cell office:value-type="float" office:value="0.922756" calcext:value-type="float">
            <text:p>0.9227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0.916437" calcext:value-type="float">
            <text:p>0.916437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11923" calcext:value-type="float">
            <text:p>0.911923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25163" calcext:value-type="float">
            <text:p>0.925163</text:p>
          </table:table-cell>
          <table:table-cell office:value-type="float" office:value="0.922836" calcext:value-type="float">
            <text:p>0.922836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947997" calcext:value-type="float">
            <text:p>0.947997</text:p>
          </table:table-cell>
          <table:table-cell office:value-type="float" office:value="0.946838" calcext:value-type="float">
            <text:p>0.946838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0.92654" calcext:value-type="float">
            <text:p>0.926540</text:p>
          </table:table-cell>
          <table:table-cell office:value-type="float" office:value="0.90992" calcext:value-type="float">
            <text:p>0.909920</text:p>
          </table:table-cell>
          <table:table-cell office:value-type="float" office:value="0.933723" calcext:value-type="float">
            <text:p>0.933723</text:p>
          </table:table-cell>
          <table:table-cell office:value-type="float" office:value="0.910489" calcext:value-type="float">
            <text:p>0.910489</text:p>
          </table:table-cell>
          <table:table-cell office:value-type="float" office:value="0.913549" calcext:value-type="float">
            <text:p>0.913549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8049" calcext:value-type="float">
            <text:p>0.918049</text:p>
          </table:table-cell>
          <table:table-cell office:value-type="float" office:value="0.925637" calcext:value-type="float">
            <text:p>0.925637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05818" calcext:value-type="float">
            <text:p>0.905818</text:p>
          </table:table-cell>
          <table:table-cell office:value-type="float" office:value="0.910394" calcext:value-type="float">
            <text:p>0.910394</text:p>
          </table:table-cell>
          <table:table-cell office:value-type="float" office:value="0.904987" calcext:value-type="float">
            <text:p>0.904987</text:p>
          </table:table-cell>
          <table:table-cell office:value-type="float" office:value="0.917209" calcext:value-type="float">
            <text:p>0.917209</text:p>
          </table:table-cell>
          <table:table-cell office:value-type="float" office:value="0.923149" calcext:value-type="float">
            <text:p>0.923149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0.825666" calcext:value-type="float">
            <text:p>0.825666</text:p>
          </table:table-cell>
          <table:table-cell office:value-type="float" office:value="0.903611" calcext:value-type="float">
            <text:p>0.90361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7817" calcext:value-type="float">
            <text:p>0.917817</text:p>
          </table:table-cell>
          <table:table-cell office:value-type="float" office:value="0.908026" calcext:value-type="float">
            <text:p>0.908026</text:p>
          </table:table-cell>
          <table:table-cell office:value-type="float" office:value="0.915395" calcext:value-type="float">
            <text:p>0.915395</text:p>
          </table:table-cell>
          <table:table-cell office:value-type="float" office:value="0.918045" calcext:value-type="float">
            <text:p>0.918045</text:p>
          </table:table-cell>
          <table:table-cell office:value-type="float" office:value="0.913204" calcext:value-type="float">
            <text:p>0.913204</text:p>
          </table:table-cell>
          <table:table-cell office:value-type="float" office:value="0.915482" calcext:value-type="float">
            <text:p>0.91548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90153" calcext:value-type="float">
            <text:p>0.901530</text:p>
          </table:table-cell>
          <table:table-cell office:value-type="float" office:value="0.901519" calcext:value-type="float">
            <text:p>0.901519</text:p>
          </table:table-cell>
          <table:table-cell table:style-name="ce2" office:value-type="float" office:value="0.304123" calcext:value-type="float">
            <text:p>0.304123</text:p>
          </table:table-cell>
          <table:table-cell office:value-type="float" office:value="0.922567" calcext:value-type="float">
            <text:p>0.922567</text:p>
          </table:table-cell>
          <table:table-cell office:value-type="float" office:value="0.928148" calcext:value-type="float">
            <text:p>0.928148</text:p>
          </table:table-cell>
          <table:table-cell office:value-type="float" office:value="0.937151" calcext:value-type="float">
            <text:p>0.937151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0.931266" calcext:value-type="float">
            <text:p>0.9312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3"/>
          <table:table-cell table:style-name="ce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4"/>
          <table:table-cell table:style-name="ce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5"/>
          <table:table-cell table:style-name="ce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6"/>
          <table:table-cell table:style-name="ce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20:50:30.371497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17T20:56:37.086417864</dc:date>
    <meta:editing-duration>PT1H19M17S</meta:editing-duration>
    <meta:editing-cycles>13</meta:editing-cycles>
    <meta:generator>LibreOffice/4.2.8.2$Linux_X86_64 LibreOffice_project/420m0$Build-2</meta:generator>
    <meta:document-statistic meta:table-count="1" meta:cell-count="2160" meta:object-count="0"/>
  </office:meta>
</office:document-meta>
</file>